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ListParagraph" style:list-style-name="LFO4" style:family="paragraph"/>
    <style:style style:name="P15" style:parent-style-name="ListParagraph" style:list-style-name="LFO4" style:family="paragraph"/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ListParagraph" style:list-style-name="LFO5" style:family="paragraph"/>
    <style:style style:name="T18" style:parent-style-name="DefaultParagraphFont" style:family="text">
      <style:text-properties fo:language="en" fo:country="GB"/>
    </style:style>
    <style:style style:name="P19" style:parent-style-name="ListParagraph" style:list-style-name="LFO5" style:family="paragraph"/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ListParagraph" style:list-style-name="LFO6" style:family="paragraph"/>
    <style:style style:name="P24" style:parent-style-name="ListParagraph" style:list-style-name="LFO6" style:family="paragraph"/>
    <style:style style:name="T25" style:parent-style-name="DefaultParagraphFont" style:family="text">
      <style:text-properties fo:language="en" fo:country="GB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ListParagraph" style:list-style-name="LFO7" style:family="paragraph"/>
    <style:style style:name="T28" style:parent-style-name="DefaultParagraphFont" style:family="text">
      <style:text-properties fo:language="en" fo:country="GB"/>
    </style:style>
    <style:style style:name="P29" style:parent-style-name="ListParagraph" style:list-style-name="LFO7" style:family="paragraph"/>
    <style:style style:name="T30" style:parent-style-name="DefaultParagraphFont" style:family="text">
      <style:text-properties fo:language="en" fo:country="GB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ListParagraph" style:list-style-name="LFO8" style:family="paragraph"/>
    <style:style style:name="P33" style:parent-style-name="ListParagraph" style:list-style-name="LFO8" style:family="paragraph"/>
  </office:automatic-styles>
  <office:body>
    <office:text text:use-soft-page-breaks="true">
      <text:p text:style-name="P1">Personal Development Plan</text:p>
      <text:p text:style-name="P2"/>
      <text:p text:style-name="P3">Week 1:<text:s/></text:p>
      <text:list text:style-name="LFO1" text:continue-numbering="true">
        <text:list-item>
          <text:p text:style-name="P4">Understand the project's scope and objectives.</text:p>
        </text:list-item>
        <text:list-item>
          <text:p text:style-name="P5">Gather necessary resources and materials.</text:p>
        </text:list-item>
      </text:list>
      <text:p text:style-name="P6">Week 2:</text:p>
      <text:list text:style-name="LFO2" text:continue-numbering="true">
        <text:list-item>
          <text:p text:style-name="P7">Obtain the relevant dataset for analysis.</text:p>
        </text:list-item>
        <text:list-item>
          <text:p text:style-name="P8">Clean and preprocess the dataset to ensure data quality.</text:p>
        </text:list-item>
      </text:list>
      <text:p text:style-name="Normal"><text:span text:style-name="T9">Week 3:</text:span><text:s/></text:p>
      <text:list text:style-name="LFO3" text:continue-numbering="true">
        <text:list-item>
          <text:p text:style-name="P10">Perform initial exploratory analysis to understand the data's basic characteristics.</text:p>
        </text:list-item>
        <text:list-item>
          <text:p text:style-name="P11"><text:span text:style-name="T12">Create</text:span><text:s/>visualizations to highlight key insights.</text:p>
        </text:list-item>
      </text:list>
      <text:p text:style-name="Normal"><text:span text:style-name="T13">Week 4:</text:span></text:p>
      <text:list text:style-name="LFO4" text:continue-numbering="true">
        <text:list-item>
          <text:p text:style-name="P14">Dig deeper into specific data attributes or variables.</text:p>
        </text:list-item>
        <text:list-item>
          <text:p text:style-name="P15">Explore correlations and relationships within the dataset.</text:p>
        </text:list-item>
      </text:list>
      <text:p text:style-name="P16">Week 5:<text:s/></text:p>
      <text:list text:style-name="LFO5" text:continue-numbering="true">
        <text:list-item>
          <text:p text:style-name="P17">Apply advanced<text:s/><text:span text:style-name="T18">skills/</text:span>techniques to extract insights.</text:p>
        </text:list-item>
        <text:list-item>
          <text:p text:style-name="P19">Experiment with differen<text:span text:style-name="T20">t</text:span><text:s/>approaches if<text:s/><text:span text:style-name="T21">possible</text:span>.</text:p>
        </text:list-item>
      </text:list>
      <text:p text:style-name="P22">Week 6:<text:s/></text:p>
      <text:list text:style-name="LFO6" text:continue-numbering="true">
        <text:list-item>
          <text:p text:style-name="P23">Enhance visualizations for clarity and impact.</text:p>
        </text:list-item>
        <text:list-item>
          <text:p text:style-name="P24">Craft a narrative around<text:s/><text:span text:style-name="T25">the</text:span><text:s/>analysis to tell a compelling story.</text:p>
        </text:list-item>
      </text:list>
      <text:p text:style-name="P26">Week 7:<text:s/></text:p>
      <text:list text:style-name="LFO7" text:continue-numbering="true">
        <text:list-item>
          <text:p text:style-name="P27">Summarize<text:s/><text:span text:style-name="T28">the</text:span><text:s/>findings and insights.</text:p>
        </text:list-item>
        <text:list-item>
          <text:p text:style-name="P29">Create a well-structured report or presentation to communicate<text:s/><text:span text:style-name="T30">the<text:s/></text:span>results effectively.</text:p>
        </text:list-item>
      </text:list>
      <text:p text:style-name="P31">Week 8:</text:p>
      <text:list text:style-name="LFO8" text:continue-numbering="true">
        <text:list-item>
          <text:p text:style-name="P32">Reflect on personal growth and development throughout the project.</text:p>
        </text:list-item>
        <text:list-item>
          <text:p text:style-name="P33">Identify areas for improvement and further skill enhancemen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2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4pt" style:font-size-asian="14pt" style:font-size-complex="14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style:contextual-spacing="true" fo:text-align="center" fo:margin-bottom="0.2777in" fo:line-height="100%"/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color="#44546A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7B7B7B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2F5496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hzil Athar</meta:initial-creator>
    <dc:creator>Shahzil Athar</dc:creator>
    <meta:creation-date>2023-08-04T23:39:00Z</meta:creation-date>
    <dc:date>2023-08-04T23:51:00Z</dc:date>
    <meta:template xlink:href="Normal" xlink:type="simple"/>
    <meta:editing-cycles>1</meta:editing-cycles>
    <meta:editing-duration>PT720S</meta:editing-duration>
    <meta:document-statistic meta:page-count="1" meta:paragraph-count="2" meta:word-count="149" meta:character-count="1001" meta:row-count="7" meta:non-whitespace-character-count="854"/>
  </office:meta>
</office:document-meta>
</file>